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06a55d"/>
    </style:style>
    <style:style style:name="P2" style:family="paragraph" style:parent-style-name="Standard">
      <style:text-properties officeooo:rsid="0006a55d" officeooo:paragraph-rsid="0006a55d"/>
    </style:style>
    <style:style style:name="T1" style:family="text">
      <style:text-properties fo:color="#9ecb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PM </text:p>
      <text:p text:style-name="P2">npm install bootstrap popper.js jquery --save</text:p>
      <text:p text:style-name="P2"/>
      <text:p text:style-name="P2">CSS</text:p>
      <text:p text:style-name="Standard">"src/styles.css",</text:p>
      <text:p text:style-name="Standard">"node_modules/bootstrap/dist/css/bootstrap.min.css"</text:p>
      <text:p text:style-name="P2"/>
      <text:p text:style-name="P2"/>
      <text:p text:style-name="P2">Script</text:p>
      <text:p text:style-name="P2"/>
      <text:p text:style-name="P1"/>
      <text:p text:style-name="P1">"node_modules/jquery/dist/jquery.slim.min.js",</text:p>
      <text:p text:style-name="P1">"node_modules/popper.js/dist/umd/popper.min.js",</text:p>
      <text:p text:style-name="Standard">"node_modules/bootstrap/dist/js/bootstrap.min.js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10:30:35.345597627</meta:creation-date>
    <dc:date>2022-04-13T10:32:23.768256740</dc:date>
    <meta:editing-duration>PT1M49S</meta:editing-duration>
    <meta:editing-cycles>1</meta:editing-cycles>
    <meta:document-statistic meta:table-count="0" meta:image-count="0" meta:object-count="0" meta:page-count="1" meta:paragraph-count="9" meta:word-count="15" meta:character-count="269" meta:non-whitespace-character-count="263"/>
    <meta:generator>LibreOffice/7.2.6.2$Linux_X86_64 LibreOffice_project/20$Build-2</meta:generator>
  </office:meta>
</office:document-meta>
</file>